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Standard">
      <style:text-properties officeooo:rsid="00264334" officeooo:paragraph-rsid="00264334"/>
    </style:style>
    <style:style style:name="P2" style:family="paragraph" style:parent-style-name="Standard">
      <style:text-properties officeooo:rsid="0028160d" officeooo:paragraph-rsid="0028160d"/>
    </style:style>
    <style:style style:name="P3" style:family="paragraph" style:parent-style-name="Standard">
      <style:text-properties fo:font-style="normal" officeooo:rsid="002b9688" officeooo:paragraph-rsid="002c5aa9" style:font-style-asian="normal" style:font-style-complex="normal"/>
    </style:style>
    <style:style style:name="P4" style:family="paragraph" style:parent-style-name="Standard">
      <style:text-properties fo:font-style="normal" officeooo:rsid="002b9688" officeooo:paragraph-rsid="002b9688" style:font-style-asian="normal" style:font-style-complex="normal"/>
    </style:style>
    <style:style style:name="P5" style:family="paragraph" style:parent-style-name="Standard">
      <style:text-properties fo:font-style="normal" officeooo:rsid="002b9688" officeooo:paragraph-rsid="004610f1" style:font-style-asian="normal" style:font-style-complex="normal"/>
    </style:style>
    <style:style style:name="P6" style:family="paragraph" style:parent-style-name="Standard">
      <style:text-properties fo:font-style="normal" officeooo:rsid="002c5aa9" officeooo:paragraph-rsid="002d28ca" style:font-style-asian="normal" style:font-style-complex="normal"/>
    </style:style>
    <style:style style:name="P7" style:family="paragraph" style:parent-style-name="Standard">
      <style:text-properties fo:font-style="normal" officeooo:rsid="0032167d" officeooo:paragraph-rsid="002c5aa9" style:font-style-asian="normal" style:font-style-complex="normal"/>
    </style:style>
    <style:style style:name="P8" style:family="paragraph" style:parent-style-name="Standard">
      <style:text-properties fo:font-style="normal" officeooo:rsid="0037792a" officeooo:paragraph-rsid="00323fdf" style:font-style-asian="normal" style:font-style-complex="normal"/>
    </style:style>
    <style:style style:name="P9" style:family="paragraph" style:parent-style-name="Text_20_body">
      <style:text-properties fo:font-style="normal" officeooo:rsid="003c3438" officeooo:paragraph-rsid="003c3438" style:font-style-asian="normal" style:font-style-complex="normal"/>
    </style:style>
    <style:style style:name="P10" style:family="paragraph" style:parent-style-name="Text_20_body">
      <style:text-properties fo:font-style="normal" officeooo:rsid="0040edaf" officeooo:paragraph-rsid="0040edaf" style:font-style-asian="normal" style:font-style-complex="normal"/>
    </style:style>
    <style:style style:name="P11" style:family="paragraph" style:parent-style-name="Text_20_body">
      <style:text-properties fo:font-style="normal" officeooo:rsid="004ca59c" officeooo:paragraph-rsid="004ca59c" style:font-style-asian="normal" style:font-style-complex="normal"/>
    </style:style>
    <style:style style:name="P12" style:family="paragraph" style:parent-style-name="Normal">
      <style:text-properties fo:font-style="normal" officeooo:rsid="00445e36" officeooo:paragraph-rsid="0048a4e5" style:font-style-asian="normal" style:font-style-complex="normal"/>
    </style:style>
    <style:style style:name="P13" style:family="paragraph" style:parent-style-name="Standard">
      <style:text-properties fo:font-style="italic" officeooo:rsid="002b9688" officeooo:paragraph-rsid="002c5aa9" style:font-style-asian="italic" style:font-style-complex="italic"/>
    </style:style>
    <style:style style:name="P14" style:family="paragraph" style:parent-style-name="Standard">
      <style:text-properties fo:font-style="italic" officeooo:rsid="0028160d" officeooo:paragraph-rsid="0028160d" style:font-style-asian="italic" style:font-style-complex="italic"/>
    </style:style>
    <style:style style:name="P15" style:family="paragraph" style:parent-style-name="Standard">
      <style:text-properties fo:font-style="italic" officeooo:rsid="00323fdf" officeooo:paragraph-rsid="00323fdf" style:font-style-asian="italic" style:font-style-complex="italic"/>
    </style:style>
    <style:style style:name="P16" style:family="paragraph" style:parent-style-name="Caption">
      <style:text-properties fo:font-style="italic" officeooo:rsid="0040edaf" officeooo:paragraph-rsid="0040edaf" style:font-style-asian="italic" style:font-style-complex="italic"/>
    </style:style>
    <style:style style:name="P17" style:family="paragraph" style:parent-style-name="Preformatted_20_Text">
      <style:text-properties fo:font-size="12pt" officeooo:paragraph-rsid="004610f1" style:font-size-asian="12pt" style:font-size-complex="12pt"/>
    </style:style>
    <style:style style:name="P18" style:family="paragraph" style:parent-style-name="Text_20_body">
      <style:text-properties officeooo:rsid="00385c53" officeooo:paragraph-rsid="003c3438"/>
    </style:style>
    <style:style style:name="P19" style:family="paragraph" style:parent-style-name="Text_20_body">
      <style:text-properties officeooo:rsid="003e15b8" officeooo:paragraph-rsid="003f9f6a"/>
    </style:style>
    <style:style style:name="P20" style:family="paragraph" style:parent-style-name="Caption">
      <style:text-properties officeooo:rsid="0034968d" officeooo:paragraph-rsid="0034968d"/>
    </style:style>
    <style:style style:name="P21" style:family="paragraph" style:parent-style-name="Caption">
      <style:text-properties officeooo:rsid="0034968d" officeooo:paragraph-rsid="004610f1"/>
    </style:style>
    <style:style style:name="P22" style:family="paragraph" style:parent-style-name="Normal">
      <style:text-properties officeooo:rsid="0042c243" officeooo:paragraph-rsid="0042c243"/>
    </style:style>
    <style:style style:name="P23" style:family="paragraph" style:parent-style-name="Normal">
      <style:text-properties officeooo:rsid="0042c243" officeooo:paragraph-rsid="0048a4e5"/>
    </style:style>
    <style:style style:name="P24" style:family="paragraph" style:parent-style-name="Text_20_body">
      <style:text-properties officeooo:rsid="0040edaf" officeooo:paragraph-rsid="0040edaf"/>
    </style:style>
    <style:style style:name="P25" style:family="paragraph" style:parent-style-name="Normal">
      <style:text-properties officeooo:paragraph-rsid="0059523f"/>
    </style:style>
    <style:style style:name="P26" style:family="paragraph" style:parent-style-name="Heading_20_1" style:master-page-name="MP0">
      <style:paragraph-properties style:page-number="auto" fo:break-before="page"/>
    </style:style>
    <style:style style:name="P27" style:family="paragraph" style:parent-style-name="Heading_20_1">
      <style:text-properties officeooo:rsid="004f01a7" officeooo:paragraph-rsid="004f01a7"/>
    </style:style>
    <style:style style:name="P28" style:family="paragraph" style:parent-style-name="Heading_20_2">
      <style:text-properties fo:font-style="normal" officeooo:rsid="0029e027" officeooo:paragraph-rsid="0029e027" style:font-style-asian="normal" style:font-style-complex="normal"/>
    </style:style>
    <style:style style:name="P29" style:family="paragraph" style:parent-style-name="Heading_20_2">
      <style:text-properties fo:font-style="normal" officeooo:rsid="0029e027" officeooo:paragraph-rsid="003795ad" style:font-style-asian="normal" style:font-style-complex="normal"/>
    </style:style>
    <style:style style:name="P30" style:family="paragraph" style:parent-style-name="Preformatted_20_Text">
      <style:text-properties style:font-name="Liberation Mono" fo:font-size="12pt" officeooo:paragraph-rsid="0034968d" style:font-size-asian="12pt" style:font-size-complex="12pt"/>
    </style:style>
    <style:style style:name="P31" style:family="paragraph" style:parent-style-name="Preformatted_20_Text">
      <style:text-properties style:font-name="Liberation Mono" fo:font-size="12pt" officeooo:paragraph-rsid="0040edaf" style:font-size-asian="12pt" style:font-size-complex="12pt"/>
    </style:style>
    <style:style style:name="P32" style:family="paragraph" style:parent-style-name="Preformatted_20_Text">
      <style:text-properties style:font-name="Liberation Mono"/>
    </style:style>
    <style:style style:name="T1" style:family="text">
      <style:text-properties fo:font-style="italic" style:font-style-asian="italic" style:font-style-complex="italic"/>
    </style:style>
    <style:style style:name="T2" style:family="text">
      <style:text-properties fo:font-style="italic" officeooo:rsid="0028c719" style:font-style-asian="italic" style:font-style-complex="italic"/>
    </style:style>
    <style:style style:name="T3" style:family="text">
      <style:text-properties fo:font-style="italic" officeooo:rsid="002d28ca" style:font-style-asian="italic" style:font-style-complex="italic"/>
    </style:style>
    <style:style style:name="T4" style:family="text">
      <style:text-properties fo:font-style="italic" officeooo:rsid="003b22d1" style:font-style-asian="italic" style:font-style-complex="italic"/>
    </style:style>
    <style:style style:name="T5" style:family="text">
      <style:text-properties fo:font-style="italic" officeooo:rsid="003f9f6a" style:font-style-asian="italic" style:font-style-complex="italic"/>
    </style:style>
    <style:style style:name="T6" style:family="text">
      <style:text-properties fo:font-style="italic" officeooo:rsid="0040edaf" style:font-style-asian="italic" style:font-style-complex="italic"/>
    </style:style>
    <style:style style:name="T7" style:family="text">
      <style:text-properties fo:font-style="italic" officeooo:rsid="0028f908" style:font-style-asian="italic" style:font-style-complex="italic"/>
    </style:style>
    <style:style style:name="T8" style:family="text">
      <style:text-properties fo:font-style="italic" officeooo:rsid="0042c243" style:font-style-asian="italic" style:font-style-complex="italic"/>
    </style:style>
    <style:style style:name="T9" style:family="text">
      <style:text-properties fo:font-style="italic" officeooo:rsid="00443891" style:font-style-asian="italic" style:font-style-complex="italic"/>
    </style:style>
    <style:style style:name="T10" style:family="text">
      <style:text-properties officeooo:rsid="001c6282"/>
    </style:style>
    <style:style style:name="T11" style:family="text">
      <style:text-properties fo:font-style="normal" style:font-style-asian="normal" style:font-style-complex="normal"/>
    </style:style>
    <style:style style:name="T12" style:family="text">
      <style:text-properties fo:font-style="normal" officeooo:rsid="0028c719" style:font-style-asian="normal" style:font-style-complex="normal"/>
    </style:style>
    <style:style style:name="T13" style:family="text">
      <style:text-properties fo:font-style="normal" officeooo:rsid="002c5aa9" style:font-style-asian="normal" style:font-style-complex="normal"/>
    </style:style>
    <style:style style:name="T14" style:family="text">
      <style:text-properties fo:font-style="normal" officeooo:rsid="00313b95" style:font-style-asian="normal" style:font-style-complex="normal"/>
    </style:style>
    <style:style style:name="T15" style:family="text">
      <style:text-properties fo:font-style="normal" officeooo:rsid="0032167d" style:font-style-asian="normal" style:font-style-complex="normal"/>
    </style:style>
    <style:style style:name="T16" style:family="text">
      <style:text-properties fo:font-style="normal" officeooo:rsid="0037792a" style:font-style-asian="normal" style:font-style-complex="normal"/>
    </style:style>
    <style:style style:name="T17" style:family="text">
      <style:text-properties fo:font-style="normal" officeooo:rsid="003795ad" style:font-style-asian="normal" style:font-style-complex="normal"/>
    </style:style>
    <style:style style:name="T18" style:family="text">
      <style:text-properties fo:font-style="normal" officeooo:rsid="0039d725" style:font-style-asian="normal" style:font-style-complex="normal"/>
    </style:style>
    <style:style style:name="T19" style:family="text">
      <style:text-properties fo:font-style="normal" officeooo:rsid="003b22d1" style:font-style-asian="normal" style:font-style-complex="normal"/>
    </style:style>
    <style:style style:name="T20" style:family="text">
      <style:text-properties fo:font-style="normal" officeooo:rsid="003c3438" style:font-style-asian="normal" style:font-style-complex="normal"/>
    </style:style>
    <style:style style:name="T21" style:family="text">
      <style:text-properties fo:font-style="normal" officeooo:rsid="003f9f6a" style:font-style-asian="normal" style:font-style-complex="normal"/>
    </style:style>
    <style:style style:name="T22" style:family="text">
      <style:text-properties fo:font-style="normal" officeooo:rsid="002b9688" style:font-style-asian="normal" style:font-style-complex="normal"/>
    </style:style>
    <style:style style:name="T23" style:family="text">
      <style:text-properties fo:font-style="normal" officeooo:rsid="0040edaf" style:font-style-asian="normal" style:font-style-complex="normal"/>
    </style:style>
    <style:style style:name="T24" style:family="text">
      <style:text-properties fo:font-style="normal" officeooo:rsid="0028f908" style:font-style-asian="normal" style:font-style-complex="normal"/>
    </style:style>
    <style:style style:name="T25" style:family="text">
      <style:text-properties fo:font-style="normal" officeooo:rsid="00443891" style:font-style-asian="normal" style:font-style-complex="normal"/>
    </style:style>
    <style:style style:name="T26" style:family="text">
      <style:text-properties fo:font-style="normal" officeooo:rsid="00445e36" style:font-style-asian="normal" style:font-style-complex="normal"/>
    </style:style>
    <style:style style:name="T27" style:family="text">
      <style:text-properties fo:font-style="normal" officeooo:rsid="0048a4e5" style:font-style-asian="normal" style:font-style-complex="normal"/>
    </style:style>
    <style:style style:name="T28" style:family="text">
      <style:text-properties fo:font-style="normal" officeooo:rsid="004b3f0f" style:font-style-asian="normal" style:font-style-complex="normal"/>
    </style:style>
    <style:style style:name="T29" style:family="text">
      <style:text-properties fo:font-style="normal" officeooo:rsid="00521805" style:font-style-asian="normal" style:font-style-complex="normal"/>
    </style:style>
    <style:style style:name="T30" style:family="text">
      <style:text-properties fo:font-style="normal" officeooo:rsid="0057212a" style:font-style-asian="normal" style:font-style-complex="normal"/>
    </style:style>
    <style:style style:name="T31" style:family="text">
      <style:text-properties fo:font-style="normal" officeooo:rsid="00580a54" style:font-style-asian="normal" style:font-style-complex="normal"/>
    </style:style>
    <style:style style:name="T32" style:family="text">
      <style:text-properties fo:font-style="normal" officeooo:rsid="00583017" style:font-style-asian="normal" style:font-style-complex="normal"/>
    </style:style>
    <style:style style:name="T33" style:family="text">
      <style:text-properties fo:font-style="normal" officeooo:rsid="00602644" style:font-style-asian="normal" style:font-style-complex="normal"/>
    </style:style>
    <style:style style:name="T34" style:family="text">
      <style:text-properties fo:font-style="normal" officeooo:rsid="0022c64b" style:font-style-asian="normal" style:font-style-complex="normal"/>
    </style:style>
    <style:style style:name="T35" style:family="text">
      <style:text-properties fo:font-style="normal" officeooo:rsid="0020da27" style:font-style-asian="normal" style:font-style-complex="normal"/>
    </style:style>
    <style:style style:name="T36" style:family="text">
      <style:text-properties officeooo:rsid="0025e6ec"/>
    </style:style>
    <style:style style:name="T37" style:family="text">
      <style:text-properties officeooo:rsid="0029889a"/>
    </style:style>
    <style:style style:name="T38" style:family="text">
      <style:text-properties officeooo:rsid="002d28ca"/>
    </style:style>
    <style:style style:name="T39" style:family="text">
      <style:text-properties officeooo:rsid="002df93d"/>
    </style:style>
    <style:style style:name="T40" style:family="text">
      <style:text-properties officeooo:rsid="002e0be9"/>
    </style:style>
    <style:style style:name="T41" style:family="text">
      <style:text-properties officeooo:rsid="002ffefc"/>
    </style:style>
    <style:style style:name="T42" style:family="text">
      <style:text-properties officeooo:rsid="0032167d"/>
    </style:style>
    <style:style style:name="T43" style:family="text">
      <style:text-properties style:font-name="Liberation Sans"/>
    </style:style>
    <style:style style:name="T44" style:family="text">
      <style:text-properties style:font-name="Liberation Sans" fo:font-style="normal" officeooo:rsid="0022c64b" style:font-style-asian="normal" style:font-style-complex="normal"/>
    </style:style>
    <style:style style:name="T45" style:family="text">
      <style:text-properties style:font-name="Liberation Sans" fo:font-style="normal" officeooo:rsid="0020da27" style:font-style-asian="normal" style:font-style-complex="normal"/>
    </style:style>
    <style:style style:name="T46" style:family="text">
      <style:text-properties style:font-name="Liberation Sans" fo:font-style="normal" officeooo:rsid="0040edaf" style:font-style-asian="normal" style:font-style-complex="normal"/>
    </style:style>
    <style:style style:name="T47" style:family="text">
      <style:text-properties style:font-name="Liberation Sans" fo:font-size="12pt" style:font-size-asian="12pt" style:font-size-complex="12pt"/>
    </style:style>
    <style:style style:name="T48" style:family="text">
      <style:text-properties officeooo:rsid="0035a24a"/>
    </style:style>
    <style:style style:name="T49" style:family="text">
      <style:text-properties officeooo:rsid="0037792a"/>
    </style:style>
    <style:style style:name="T50" style:family="text">
      <style:text-properties officeooo:rsid="003795ad"/>
    </style:style>
    <style:style style:name="T51" style:family="text">
      <style:text-properties officeooo:rsid="0028f908"/>
    </style:style>
    <style:style style:name="T52" style:family="text">
      <style:text-properties officeooo:rsid="00429e80"/>
    </style:style>
    <style:style style:name="T53" style:family="text">
      <style:text-properties officeooo:rsid="004610f1"/>
    </style:style>
    <style:style style:name="T54" style:family="text">
      <style:text-properties officeooo:rsid="0022c64b"/>
    </style:style>
    <style:style style:name="T55" style:family="text">
      <style:text-properties officeooo:rsid="0020da27"/>
    </style:style>
    <style:style style:name="T56" style:family="text">
      <style:text-properties officeooo:rsid="00480895"/>
    </style:style>
    <style:style style:name="T57" style:family="text">
      <style:text-properties officeooo:rsid="0053628a"/>
    </style:style>
    <style:style style:name="T5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48a4e5" style:text-blinking="false" fo:background-color="transparent" loext:char-shading-value="0" style:font-style-asian="normal" style:font-style-complex="normal"/>
    </style:style>
    <style:style style:name="T59" style:family="text">
      <style:text-properties style:font-name="Liberation Sans1" fo:font-size="12pt" style:font-size-asian="12pt" style:font-size-complex="12pt"/>
    </style:style>
    <style:style style:name="T60" style:family="text">
      <style:text-properties officeooo:rsid="005da2ba"/>
    </style:style>
    <style:style style:name="T61" style:family="text">
      <style:text-properties officeooo:rsid="0061d850"/>
    </style:style>
    <style:style style:name="T62" style:family="text">
      <style:text-properties officeooo:rsid="006436a5"/>
    </style:style>
    <style:style style:name="T63" style:family="text">
      <style:text-properties fo:font-size="12pt" style:font-size-asian="12pt" style:font-size-complex="12pt"/>
    </style:style>
    <style:style style:name="T64" style:family="text">
      <style:text-properties officeooo:rsid="006c822a"/>
    </style:style>
    <style:style style:name="T65" style:family="text">
      <style:text-properties officeooo:rsid="006f29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Part <text:span text:style-name="T10">2</text:span>, Chapter <text:span text:style-name="T36">2</text:span></text:h>
      <text:h text:style-name="P27" text:outline-level="1">How Passwords <text:span text:style-name="T60">A</text:span>re Stored, Stolen, and Cracked</text:h>
      <text:p text:style-name="P1">For most users of technology, passwords are a familiar part of the everyday workflow. Every time we log into our PC, visit a website, or interact with a crypto exchange, we have to enter a password to prove who we are. Despite the myriad of security problems with passwords, they are the most ubiquitous way to authenticate to digital services. Understanding password security is a key part of overall security hygiene, especially when it comes to critical services like cryptocurrency exchanges or other custodial wallets.</text:p>
      <text:p text:style-name="P1"/>
      <text:p text:style-name="P2">For most people, password choice is often misunderstood as simply picking something about you that seems “random” or unknown (a pet’s name, the model of your favorite car), adding a few wing-dings to the phrase (numbers and symbols), and using that beautiful password on every service you can think of. But that simplistic approach leads to <text:span text:style-name="T37">easy</text:span> password theft, account compromise, and a user left wondering how the hackers got into their stuff so easily. </text:p>
      <text:p text:style-name="P2"/>
      <text:p text:style-name="P2">True password hygiene isn’t necessarily complicated, but involves a lot more nuance than picking <text:span text:style-name="T1">kittycat123!</text:span><text:span text:style-name="T11"> and calling it a day. </text:span><text:span text:style-name="T12">Developing crack-proof password security involves understanding several components. First, understanding how software developers actually</text:span><text:span text:style-name="T2"> store</text:span><text:span text:style-name="T12"> passwords, and how attackers</text:span><text:span text:style-name="T2"> crack</text:span><text:span text:style-name="T12"> stolen password hashes (more on what a “hash” is to come). Next, understanding what makes a password</text:span><text:span text:style-name="T2"> resistant</text:span><text:span text:style-name="T12"> to password cracking attacks, so that if a service’s password database is compromised, attackers won’t be able to figure out what your password is. And finally, what to do with the passwords on your </text:span><text:soft-page-break/><text:span text:style-name="T12">end – </text:span><text:span text:style-name="T29">u</text:span><text:span text:style-name="T12">nderstanding the importance of avoiding password reuse, and how to store your growing list of credentials.</text:span><text:span text:style-name="T1"> </text:span></text:p>
      <text:p text:style-name="P14"/>
      <text:h text:style-name="P28" text:outline-level="2">How Passwords are Stored</text:h>
      <text:p text:style-name="P3">Understanding password strength starts with understanding the attacks that passwords must be strong against. Knowing how passwords are stored by services and how hackers compromise those stored credentials will help us understand what makes a good password versus a poor one. Services like crypto exchanges don’t simply store passwords in their raw form in a database somewhere, simply checking the one you type into the login form against the string that they have tucked away. </text:p>
      <text:p text:style-name="P3"/>
      <text:p text:style-name="P6">Imagine a service that stores everyone’s password in plaintext form. When you type your password into the login form and hit “submit”, the server compares your plain password to the value in the database, finds a match, and lets you in. While that may seem reasonable, there’s a huge danger to users in the event of a password breach. Imagine now that a hacker gains access to the password database, and exfiltrates all of the available usernames and passwords. They now have access to everyone’s account, no questions asked, with no further work required. It doesn’t matter if someone’s password is “abc123” or if it is a 50-character completely random, unguessable string. They have the password right there and can use it to log into your account. </text:p>
      <text:p text:style-name="P6"/>
      <text:p text:style-name="P6">For a cryptocurrency exchange, that means free unfettered access to all of your money! <text:span text:style-name="T38">For a backup site, access to all of your data is now one click away. Very, very bad news for the victims of such a breach, no matter how strong their password actually was. Some very inexperienced web developers have done this, and there’s a particular</text:span><text:span text:style-name="T39">ly</text:span><text:span text:style-name="T38"> amusing security-focused </text:span><text:span text:style-name="T39">web</text:span><text:span text:style-name="T38">site called </text:span><text:span text:style-name="T3">Plaintext</text:span><text:span text:style-name="T38"> </text:span><text:span text:style-name="T3">Offenders</text:span><text:span text:style-name="T38"> that compiles a database of these instances. </text:span><text:span text:style-name="T48">One well-known example in the security community is RockYou, a social media company that suffered a massive data breach of plaintext passwords in 2009. This wordlist is still used today for password cracking and education. </text:span></text:p>
      <text:p text:style-name="P3"><text:soft-page-break/></text:p>
      <text:p text:style-name="P5">Instead of the plaintext password (for example, “rockyou”), <text:span text:style-name="T40">security-minded</text:span> developers store a special value called a <text:span text:style-name="T1">password hash.</text:span> A<text:span text:style-name="T1"> hash</text:span> is a <text:span text:style-name="T57">cryptographically secure</text:span> one-way algorithm that takes an input and gives the same output for that given input every time. For example, one common hashing algorithm called SHA-256 always gives the same output for the input “rockyou”. Represented in hexadecimal notation, (base-16), the first few characters of output read “4980b1f2”. The full hash is quite a bit longer, 256 bits of information which is 64 characters of hexadecimal. </text:p>
      <text:p text:style-name="P5"/>
      <text:p text:style-name="P5">Those technical details aren’t very important here, <text:span text:style-name="T41">but what </text:span>is important is that the same password “rockyou” gives the same output “4980b1f2” and so on every single time. <text:span text:style-name="T53">Many developers use password-specific hashing algorithms that are designed to add additional data (called a salt) and run much more slowly than a general-purpose hash. This makes each cracking attempt by the attacker more expensive in terms of computational power and time and slows down attacks significantly. The Argon2 hash of “rockyou” requires an additional salt “foobarbaz” along with the passphrase, and gives us a hash value starting with “</text:span><text:span text:style-name="T56">YMol” in base64 encoding.</text:span></text:p>
      <text:p text:style-name="P3"/>
      <text:p text:style-name="P3"/>
      <text:p text:style-name="P30"><text:span text:style-name="T34">r</text:span><text:span text:style-name="T35">ockyou </text:span>→ </text:p>
      <text:p text:style-name="P30"><text:tab/>4980b1f29fa32ff18c95d0ed931fd48e1ad43a729251d6eddb3cece705ed4d05</text:p>
      <text:p text:style-name="P20">An example password hash for “rockyou” using SHA-256</text:p>
      <text:p text:style-name="P17"><text:span text:style-name="T54">r</text:span>ockyou <text:span text:style-name="T55">(with salt foobarbaz)</text:span> → </text:p>
      <text:p text:style-name="P17"><text:s text:c="3"/>$argon2i$v=19$m=16,t=2,p=1$Zm9vYmFyYmF6$YMoljsb76DqkMZExF1AZZg</text:p>
      <text:p text:style-name="P21">An example password hash for “rockyou” using <text:span text:style-name="T53">Argon2</text:span></text:p>
      <text:p text:style-name="P4"/>
      <text:p text:style-name="P13"><text:soft-page-break/><text:span text:style-name="T11">The other </text:span><text:span text:style-name="T14">key </text:span><text:span text:style-name="T11">detail here is that this algorithm is one-way. There’s no formula for going backwards from “4980b1f2” back into “rockyou.” Hashing is different from encryption because it’s one way, whereas with encryption you can go backward from the garbled ciphertext into the plaintext using the key. </text:span><text:span text:style-name="T13">This one-way property offers a particularly useful tool for safely storing passwords. Instead of storing the raw passwords, </text:span><text:span text:style-name="T15">the service stores only the password </text:span><text:span text:style-name="T42">hash</text:span><text:span text:style-name="T15">. When a user types their plaintext password into the login form, the site then hashes that attempt and compares it to the stored hash in the database. If the hashes match, that means that the user has the correct password. If the hash is different, the user does not have the correct password and should not be authenticated.</text:span></text:p>
      <text:p text:style-name="P7"/>
      <text:p text:style-name="P15"><text:span text:style-name="T15">I</text:span><text:span text:style-name="T11">magine now that an attacker gets access to our password </text:span><text:span text:style-name="T16">database, but this time they don’t get access to the passwords in a form they can use to log in. A password hash by itself isn’t useful. Now, they can’t immediately use this breached database to compromise accounts. There’s another layer in the way, that of the password hashing algorithm. Again, this algorithm is one-way only, so there’s no recipe a hacker can use to go backward and find the original password. The only path for an attacker to find the password input for the hash output is to guess, and guess, and guess possible passwords until a match is found. </text:span></text:p>
      <text:p text:style-name="P8"/>
      <text:h text:style-name="P29" text:outline-level="2"><text:span text:style-name="T49">How </text:span><text:span text:style-name="T50">Hackers Crack Passwords</text:span></text:h>
      <text:p text:style-name="P18"><text:span text:style-name="T17">I</text:span><text:span text:style-name="T11">f hackers have a password hash, the only technique that can be used to find the original password is to guess a possible candidate, run it through the hashing algorithm, and </text:span><text:span text:style-name="T18">check </text:span><text:span text:style-name="T11">if the output matches. </text:span><text:span text:style-name="T19">This is called password </text:span><text:span text:style-name="T4">cracking</text:span><text:span text:style-name="T19">, and can involve several techniques and barriers depending on how the passwords are stored. </text:span></text:p>
      <text:p text:style-name="P9">Password cracking usually involves attempting passwords very rapidly, using a computer to run through the possibilities. In most cases, attackers aren’t manually typing their password attempts <text:soft-page-break/>into the website’s login form, waiting for a response, and trying again. In fact, most services limit the <text:span text:style-name="T62">number</text:span> of attempts to prevent such a simple attack. Such a method is slow, rate-limited, and unlikely to work. In most cases, hackers use some exploit to get a copy of the password database, and thus have unlimited access to the user’s password hashes. They can then run password cracking attacks against a target hash using fast hardware in the cloud, on a server, or even a laptop. </text:p>
      <text:p text:style-name="P19"><text:span text:style-name="T20">T</text:span><text:span text:style-name="T11">he need for password cracking in this context </text:span><text:span text:style-name="T21">stems from another important property of secure cryptographic hashes, known as </text:span><text:span text:style-name="T5">preimage resistance.</text:span><text:span text:style-name="T21"> All that means from a practical perspective </text:span><text:span text:style-name="T33">is </text:span><text:span text:style-name="T21">that the output of a hash function such as </text:span><text:span text:style-name="T22">“4980b1f2” </text:span><text:span text:style-name="T21">does not give any information as to what the potential input might be. There’s nothing in the bits that give any sort of hint that “rockyou” is the input. </text:span><text:span text:style-name="T23">As well, secure cryptographic hash functions usually have what is called the </text:span><text:span text:style-name="T6">waterfall effect </text:span><text:span text:style-name="T23">as a trait. This means that if any single bit of the input is changed, the output changes drastically. The input “rockyou1” gives a hash starting with “'b4588921”, nowhere near the output for “rockyou”.</text:span></text:p>
      <text:p text:style-name="P31"><text:span text:style-name="T34">r</text:span><text:span text:style-name="T35">ockyou </text:span>→ </text:p>
      <text:p text:style-name="P31"><text:tab/>4980b1f29fa32ff18c95d0ed931fd48e1ad43a729251d6eddb3cece705ed4d05</text:p>
      <text:p text:style-name="P16">An example password hash for “rockyou” using SHA-256</text:p>
      <text:p text:style-name="P31"><text:span text:style-name="T34">r</text:span><text:span text:style-name="T35">ockyou</text:span><text:span text:style-name="T23">1</text:span><text:span text:style-name="T35"> </text:span>→ </text:p>
      <text:p text:style-name="P32"><text:span text:style-name="T63"><text:tab/>b45889216197d7709e6ca93a7d1e14c77da9e24ca4b37876baa4a2afd7dc66d2</text:span> </text:p>
      <text:p text:style-name="P16">An example password hash for “rockyou<text:span text:style-name="T64">1</text:span>” using SHA-256</text:p>
      <text:p text:style-name="P10">This property means that truly the only avenue for finding the input is essentially random guessing. However, most user’s <text:soft-page-break/>passwords aren’t actually that random, using common words or patterns that can be tried first before a hacker <text:span text:style-name="T52">t</text:span>ries less likely candidates. As we learn about the methods of password cracking, we can build up defenses resistant to those types of attacks.</text:p>
      <text:p text:style-name="P24"><text:span text:style-name="T11">Hackers use several approaches to password cracking – brute force, and dictionary attacks or rainbow tables. </text:span><text:span text:style-name="T51">The most naive, but most exhaustive form of password cracking is what we call</text:span><text:span text:style-name="T7"> </text:span><text:span text:style-name="T8">brute-forcing.</text:span><text:span text:style-name="T7"> </text:span><text:span text:style-name="T51">In a nutshell, this is cracking by trying </text:span><text:span text:style-name="T7">every single combination</text:span><text:span text:style-name="T24"> of </text:span><text:span text:style-name="T30">characters</text:span><text:span text:style-name="T24">, within some reasonable limit. For example, trying all possible 8 character passwords compr</text:span><text:span text:style-name="T30">ising</text:span><text:span text:style-name="T24"> of lowercase letters, etc. This would mean trying everything from aaaaaaaa → zzzzzzzz by hashing every possible combination and checking against the hash we wish to crack. </text:span></text:p>
      <text:p text:style-name="P22">Brute-forcing works well within certain length limits, around 8 to 10 characters in total. As the length of the password grows, it becomes simply impossible to try all combinations no matter how powerful the computer is. A professional password cracking cluster, <text:span text:style-name="T61">with multiple powerful computers working together,</text:span> can try all possible 8 character passwords comprising of letters, numbers, and symbols within a few hours. A consumer laptop <text:span text:style-name="T65">can do so in </text:span>perhaps a day or two. This means that no matter how random your 8 character password is, a brute-force cracker can find it. </text:p>
      <text:p text:style-name="P22"/>
      <text:p text:style-name="P23">Most people don’t choose truly random passwords, and so <text:span text:style-name="T9">dictionary attacks </text:span><text:span text:style-name="T25">and </text:span><text:span text:style-name="T9">rainbow tables</text:span><text:span text:style-name="T25"> come into play. </text:span><text:span text:style-name="T26">A dictionary attack involves guessing candidates based on a predefined wordlist, often c</text:span><text:span text:style-name="T31">ontaining </text:span><text:span text:style-name="T26">common dictionary words, passwords from previous data breaches and cracks, and even quotes from popular media. A dictionary attack allows hackers to find passwords much longer than a few characters, but predictable enough </text:span><text:span text:style-name="T32">to crack </text:span><text:span text:style-name="T26">due to the use of common English language words or phrases. A rainbow table is a sort of combination of both dictionary and brute force tactics, but instead of running the hash attempts in real time, the attacker pre-computes the hash and </text:span><text:soft-page-break/><text:span text:style-name="T26">password combinations and stores them in a database for easy lookup.</text:span></text:p>
      <text:p text:style-name="P12"/>
      <text:p text:style-name="P25"><text:span text:style-name="T27">Dictionary attacks combined with some brute-force like modifications are often the most powerful tool in an attacker’s arsenal, trying words in a wordlist and adding numbers or special characters in various combinations. </text:span><text:span text:style-name="T58">This is especially useful because many users will add numbers or symbols to common words in an attempt to make a stronger credential, such as P@ssword1. </text:span><text:span text:style-name="T28">The type of attack someone might use all depends on the circumstances, the hashing algorithms used, any intelligence they might have on possible candidates, and the available computing resources.</text:span></text:p>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1"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1"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1"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creation-date>2024-06-13T13:57:00Z</meta:creation-date>
    <dc:date>2025-03-30T13:55:05.992000000</dc:date>
    <meta:editing-cycles>85</meta:editing-cycles>
    <meta:editing-duration>PT9H9M45S</meta:editing-duration>
    <meta:document-statistic meta:table-count="0" meta:image-count="0" meta:object-count="0" meta:page-count="7" meta:paragraph-count="34" meta:word-count="1803" meta:character-count="11429" meta:non-whitespace-character-count="9636"/>
    <meta:template xlink:type="simple" xlink:actuate="onRequest" xlink:title="" xlink:href="Normal.dotm"/>
  </office:meta>
</office:document-meta>
</file>